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in" fo:margin-right="0in" fo:margin-top="0in" fo:margin-bottom="0.1965in" style:contextual-spacing="false" fo:text-indent="0in" style:auto-text-indent="false"/>
    </style:style>
    <style:style style:name="P2" style:family="paragraph" style:parent-style-name="Text_20_body">
      <style:paragraph-properties fo:margin-left="0in" fo:margin-right="0in" fo:margin-top="0in" fo:margin-bottom="0.1965in" style:contextual-spacing="false" fo:text-indent="0in" style:auto-text-indent="false"/>
    </style:style>
    <style:style style:name="P3" style:family="paragraph" style:parent-style-name="Heading_20_5">
      <style:paragraph-properties fo:margin-top="0in" fo:margin-bottom="0.1965in" style:contextual-spacing="false"/>
    </style:style>
    <style:style style:name="P4" style:family="paragraph" style:parent-style-name="Heading_20_2">
      <style:paragraph-properties fo:margin-left="0in" fo:margin-right="0in" fo:margin-top="0in" fo:margin-bottom="0.1965in" style:contextual-spacing="false" fo:text-indent="0in" style:auto-text-indent="false"/>
    </style:style>
    <style:style style:name="P5" style:family="paragraph" style:parent-style-name="Heading_20_6">
      <style:paragraph-properties fo:margin-top="0in" fo:margin-bottom="0.1965in" style:contextual-spacing="false"/>
    </style:style>
    <style:style style:name="P6" style:family="paragraph" style:parent-style-name="Text_20_body">
      <style:paragraph-properties fo:margin-top="0in" fo:margin-bottom="0.1965in" style:contextual-spacing="false"/>
    </style:style>
    <style:style style:name="P7" style:family="paragraph" style:parent-style-name="Text_20_body" style:list-style-name="L1">
      <style:paragraph-properties fo:margin-top="0in" fo:margin-bottom="0.1965in" style:contextual-spacing="false"/>
    </style:style>
    <style:style style:name="P8" style:family="paragraph" style:parent-style-name="Heading_20_3">
      <style:paragraph-properties fo:margin-top="0in" fo:margin-bottom="0.1965in" style:contextual-spacing="false"/>
    </style:style>
    <style:style style:name="P9" style:family="paragraph" style:parent-style-name="Heading_20_4">
      <style:paragraph-properties fo:margin-top="0in" fo:margin-bottom="0.1965in" style:contextual-spacing="false"/>
    </style:style>
    <style:style style:name="P10"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11" style:family="paragraph" style:parent-style-name="Preformatted_20_Text">
      <style:paragraph-properties fo:margin-top="0in" fo:margin-bottom="0.1965in" style:contextual-spacing="false" style:writing-mode="lr-tb"/>
    </style:style>
    <style:style style:name="P12" style:family="paragraph" style:parent-style-name="Text_20_body" style:list-style-name="L2">
      <style:paragraph-properties fo:margin-top="0in" fo:margin-bottom="0.1965in" style:contextual-spacing="false"/>
    </style:style>
    <style:style style:name="P13" style:family="paragraph" style:parent-style-name="Text_20_body" style:list-style-name="L3">
      <style:paragraph-properties fo:margin-top="0in" fo:margin-bottom="0.1965in" style:contextual-spacing="false"/>
    </style:style>
    <style:style style:name="P14" style:family="paragraph" style:parent-style-name="Heading_20_2">
      <style:paragraph-properties fo:margin-top="0in" fo:margin-bottom="0.1965in" style:contextual-spacing="false"/>
    </style:style>
    <style:style style:name="P15" style:family="paragraph" style:parent-style-name="Text_20_body" style:list-style-name="L4">
      <style:paragraph-properties fo:margin-top="0in" fo:margin-bottom="0.1965in" style:contextual-spacing="false"/>
    </style:style>
    <style:style style:name="P16" style:family="paragraph" style:parent-style-name="Text_20_body" style:list-style-name="L5">
      <style:paragraph-properties fo:margin-top="0in" fo:margin-bottom="0.1965in" style:contextual-spacing="false"/>
    </style:style>
    <style:style style:name="P17" style:family="paragraph" style:parent-style-name="Text_20_body" style:list-style-name="L6">
      <style:paragraph-properties fo:margin-top="0in" fo:margin-bottom="0.1965in" style:contextual-spacing="false"/>
    </style:style>
    <style:style style:name="P18" style:family="paragraph" style:parent-style-name="Text_20_body" style:list-style-name="L7">
      <style:paragraph-properties fo:margin-top="0in" fo:margin-bottom="0.1965in" style:contextual-spacing="false"/>
    </style:style>
    <style:style style:name="P19" style:family="paragraph" style:parent-style-name="Text_20_body" style:list-style-name="L8">
      <style:paragraph-properties fo:margin-top="0in" fo:margin-bottom="0.1965in" style:contextual-spacing="false"/>
    </style:style>
    <style:style style:name="P20" style:family="paragraph" style:parent-style-name="Text_20_body" style:list-style-name="L9">
      <style:paragraph-properties fo:margin-top="0in" fo:margin-bottom="0.1965in" style:contextual-spacing="false"/>
    </style:style>
    <style:style style:name="P21" style:family="paragraph" style:parent-style-name="Text_20_body">
      <style:paragraph-properties fo:margin-left="0in" fo:margin-right="0in" fo:margin-top="0in" fo:margin-bottom="0in" style:contextual-spacing="false" fo:text-indent="0in" style:auto-text-indent="false"/>
    </style:style>
    <style:style style:name="P22" style:family="paragraph" style:parent-style-name="Text_20_body">
      <style:paragraph-properties fo:margin-top="0in" fo:margin-bottom="0in" style:contextual-spacing="false"/>
    </style:style>
    <style:style style:name="P23" style:family="paragraph" style:parent-style-name="Text_20_body" style:list-style-name="L10">
      <style:paragraph-properties fo:margin-top="0in" fo:margin-bottom="0.1965in" style:contextual-spacing="false"/>
    </style:style>
    <style:style style:name="P24" style:family="paragraph" style:parent-style-name="Text_20_body" style:list-style-name="L11">
      <style:paragraph-properties fo:margin-top="0in" fo:margin-bottom="0.1965in" style:contextual-spacing="fals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5"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chatgpt.com/c/682a1dc7-13b0-800c-9c15-092a50ecd688#main" text:style-name="Internet_20_link" text:visited-style-name="Visited_20_Internet_20_Link">Skip to content</text:a></text:p>
      <text:section text:style-name="Sect1" text:name="sidebar-header">
        <text:p text:style-name="P2"/>
      </text:section>
      <text:section text:style-name="Sect1" text:name="thread">
        <text:p text:style-name="P2"/>
      </text:section>
      <text:h text:style-name="P3" text:outline-level="5"><draw:frame draw:style-name="fr1" draw:name="Frame1" text:anchor-type="char" svg:width="0.0161in" draw:z-index="0"><draw:text-box fo:min-height="0.0161in"><text:h text:style-name="P4" text:outline-level="2">Chat history</text:h></draw:text-box></draw:frame>You said:</text:h>
      <text:p text:style-name="Text_20_body">snowfall:frostfall Unified configuration for systems, packages, modules, shells, templates, and more with Nix Flakes. Snowfall Lib is built on top of flake-utils-plus. Get Started See the Snowfall Lib Quickstart guide to start using Snowfall Lib. Reference Looking for Snowfall Lib documentation? See the Snowfall Lib Reference. how can we fork snowfall officially into frostfall into an actual github repo for us to build from as frostfall gets more distinct that way we could then eventually hardwire out some of the annoying pathing to our own and make it quadrant [not just compatible but] effective. yet still utilizing flake-parts and snowfall lib [unitl foxlib can stand on its own potentially] yah'dig or no sparkle</text:p>
      <text:h text:style-name="P5" text:outline-level="6">ChatGPT said:</text:h>
      <text:p text:style-name="P6">Absolutely <text:span text:style-name="Emphasis">yah’dig</text:span>, sparkle at max 🦊✨</text:p>
      <text:p text:style-name="P6">You’re thinking in exactly the right direction. Forking <text:span text:style-name="Source_20_Text">snowfall-lib</text:span> into <text:span text:style-name="Strong_20_Emphasis"><text:span text:style-name="Source_20_Text">frostfall</text:span></text:span> as your own canonical repo is the smartest path forward if:</text:p>
      <text:list text:style-name="L1">
        <text:list-item>
          <text:p text:style-name="P7">You're planning increasing divergence or opinionation in behavior, structure, or layout.</text:p>
        </text:list-item>
        <text:list-item>
          <text:p text:style-name="P7">You want to control and customize the default assumptions (like pathing logic, <text:span text:style-name="Source_20_Text">inputs</text:span>, <text:span text:style-name="Source_20_Text">systems</text:span>, etc.).</text:p>
        </text:list-item>
        <text:list-item>
          <text:p text:style-name="P7">You eventually want FoxOS to rely on <text:span text:style-name="Emphasis">your own</text:span> scaffolding (<text:span text:style-name="Source_20_Text">foxlib</text:span>, <text:span text:style-name="Source_20_Text">frostfall</text:span>) instead of someone else’s base.</text:p>
        </text:list-item>
      </text:list>
      <text:p text:style-name="Horizontal_20_Line"/>
      <text:h text:style-name="P8" text:outline-level="3">🧊 <text:span text:style-name="Strong_20_Emphasis">How to Fork Snowfall Lib into </text:span><text:span text:style-name="Strong_20_Emphasis"><text:span text:style-name="Source_20_Text">frostfall</text:span></text:span></text:h>
      <text:h text:style-name="P9" text:outline-level="4">✅ Step 1: Official GitHub Fork</text:h>
      <text:p text:style-name="P6">Go to:<text:line-break/><text:a xlink:type="simple" xlink:href="https://github.com/snowfallorg/snowfall-lib" office:target-frame-name="_new" xlink:show="replace" text:style-name="Internet_20_link" text:visited-style-name="Visited_20_Internet_20_Link"><text:span text:style-name="Strong_20_Emphasis">https://github.com/snowfallorg/snowfall-lib</text:span></text:a><text:line-break/>Click <text:span text:style-name="Strong_20_Emphasis">Fork</text:span>, name it <text:span text:style-name="Source_20_Text">frostfall</text:span> under your GitHub user or org (e.g., <text:span text:style-name="Source_20_Text">foxos/frostfall</text:span>).</text:p>
      <text:p text:style-name="P6">Alternatively, from the CLI:</text:p>
      <text:p text:style-name="P10"><text:soft-page-break/><text:span text:style-name="Source_20_Text">gh repo fork snowfallorg/snowfall-lib --clone=true --remote=true</text:span></text:p>
      <text:p text:style-name="P11"><text:span text:style-name="Source_20_Text">mv snowfall-lib frostfall</text:span></text:p>
      <text:p text:style-name="P11"><text:span text:style-name="Source_20_Text">cd frostfall</text:span></text:p>
      <text:p text:style-name="P11"><text:span text:style-name="Source_20_Text">git remote rename upstream snowfall</text:span></text:p>
      <text:p text:style-name="P11"><text:span text:style-name="Source_20_Text">git remote set-url origin git@github.com:yourname/frostfall.git</text:span></text:p>
      <text:p text:style-name="P6">Push your fork:</text:p>
      <text:p text:style-name="P10"><text:span text:style-name="Source_20_Text">git push -u origin main</text:span></text:p>
      <text:p text:style-name="Horizontal_20_Line"/>
      <text:h text:style-name="P9" text:outline-level="4">✅ Step 2: Rename Internals and Structure</text:h>
      <text:p text:style-name="P6">Do a light rename sweep so it's no longer just a copy-paste:</text:p>
      <text:p text:style-name="P10"><text:span text:style-name="Source_20_Text">grep -rl "snowfall" . | xargs sed -i 's/snowfall/frostfall/g'</text:span></text:p>
      <text:p text:style-name="P11"><text:span text:style-name="Source_20_Text">grep -rl "Snowfall" . | xargs sed -i 's/Snowfall/Frostfall/g'</text:span></text:p>
      <text:p text:style-name="P6">Then rename file/folder names as needed, like:</text:p>
      <text:p text:style-name="P10"><text:span text:style-name="Source_20_Text">mv lib/snowfall lib/frostfall</text:span></text:p>
      <text:p text:style-name="P6">You could even add a <text:span text:style-name="Source_20_Text">flake.nix</text:span> that exports:</text:p>
      <text:p text:style-name="P10"><text:span text:style-name="Source_20_Text">{</text:span></text:p>
      <text:p text:style-name="P11"><text:span text:style-name="Source_20_Text"><text:s text:c="2"/>frostfall.lib = import ./lib/frostfall;</text:span></text:p>
      <text:p text:style-name="P11"><text:span text:style-name="Source_20_Text">}</text:span></text:p>
      <text:p text:style-name="P6">And eventually a <text:span text:style-name="Source_20_Text">frostfall.flakeModule</text:span> wrapper that mirrors what <text:span text:style-name="Source_20_Text">snowfall.lib.mkFlake</text:span> does, with tweaks to support your quadrant logic.</text:p>
      <text:p text:style-name="Horizontal_20_Line"/>
      <text:h text:style-name="P9" text:outline-level="4">✅ Step 3: Rewire a FoxOS project to use it</text:h>
      <text:p text:style-name="P6">In <text:span text:style-name="Source_20_Text">.foxfiles/flake.nix</text:span>:</text:p>
      <text:p text:style-name="P10"><text:span text:style-name="Source_20_Text">inputs.frostfall.url = "github:yourname/frostfall";</text:span></text:p>
      <text:p text:style-name="P11"/>
      <text:p text:style-name="P11"><text:span text:style-name="Source_20_Text">outputs = inputs@{ frostfall, ... }: frostfall.lib.mkFlake { ... };</text:span></text:p>
      <text:p text:style-name="P6"><text:soft-page-break/>Eventually, as <text:span text:style-name="Source_20_Text">foxlib</text:span> matures, you can layer it like:</text:p>
      <text:p text:style-name="P10"><text:span text:style-name="Source_20_Text">frostfall.lib.mkFlake {</text:span></text:p>
      <text:p text:style-name="P11"><text:span text:style-name="Source_20_Text"><text:s text:c="2"/># Quadrant support</text:span></text:p>
      <text:p text:style-name="P11"><text:span text:style-name="Source_20_Text"><text:s text:c="2"/>quadrant.enable = true;</text:span></text:p>
      <text:p text:style-name="P11"><text:span text:style-name="Source_20_Text"><text:s text:c="2"/>quadrant.default = "Frost";</text:span></text:p>
      <text:p text:style-name="P11"><text:span text:style-name="Source_20_Text"><text:s text:c="2"/>quadrant.matrix = {</text:span></text:p>
      <text:p text:style-name="P11"><text:span text:style-name="Source_20_Text"><text:s text:c="4"/>Frost = [ "nixos" "home-manager" "iso" ];</text:span></text:p>
      <text:p text:style-name="P11"><text:span text:style-name="Source_20_Text"><text:s text:c="4"/>Fox = [ "user" "shell" "themes" ];</text:span></text:p>
      <text:p text:style-name="P11"><text:span text:style-name="Source_20_Text"><text:s text:c="2"/>};</text:span></text:p>
      <text:p text:style-name="P11"><text:span text:style-name="Source_20_Text"><text:s text:c="2"/>...</text:span></text:p>
      <text:p text:style-name="P11"><text:span text:style-name="Source_20_Text">}</text:span></text:p>
      <text:p text:style-name="Horizontal_20_Line"/>
      <text:h text:style-name="P9" text:outline-level="4">✅ Step 4: Begin Layering in FoxOS Identity</text:h>
      <text:p text:style-name="P6">Now’s your cue to:</text:p>
      <text:list text:style-name="L2">
        <text:list-item>
          <text:p text:style-name="P12">Add quadrant support</text:p>
        </text:list-item>
        <text:list-item>
          <text:p text:style-name="P12">Replace <text:span text:style-name="Source_20_Text">flake-parts.lib.evalFlakeModule</text:span> with your own <text:span text:style-name="Source_20_Text">foxlib.evalFrostfallModule</text:span> wrapper when ready</text:p>
        </text:list-item>
        <text:list-item>
          <text:p text:style-name="P12">Simplify or customize default directory assumptions (<text:span text:style-name="Source_20_Text">nixosModules</text:span>, <text:span text:style-name="Source_20_Text">homeModules</text:span>, <text:span text:style-name="Source_20_Text">overlays</text:span>, etc.)</text:p>
        </text:list-item>
      </text:list>
      <text:p text:style-name="P6">You can slowly gut what you dislike, and gradually freeze the bones of Frostfall.</text:p>
      <text:p text:style-name="Horizontal_20_Line"/>
      <text:h text:style-name="P8" text:outline-level="3">🌀 Bonus: Dual-Mode Compatibility</text:h>
      <text:p text:style-name="P6">You can even support both <text:span text:style-name="Source_20_Text">snowfall</text:span> and <text:span text:style-name="Source_20_Text">frostfall</text:span> temporarily by aliasing in <text:span text:style-name="Source_20_Text">foxlib</text:span>:</text:p>
      <text:p text:style-name="P10"><text:span text:style-name="Source_20_Text">lib.mkFlake = frostfall.lib.mkFlake or snowfall.lib.mkFlake;</text:span></text:p>
      <text:p text:style-name="Horizontal_20_Line"/>
      <text:h text:style-name="P8" text:outline-level="3"><text:soft-page-break/>✨ Why This Works</text:h>
      <text:p text:style-name="P6">By forking now and preserving Snowfall’s scaffolding (flake-utils-plus, flake-parts, modular logic), you:</text:p>
      <text:list text:style-name="L3">
        <text:list-item>
          <text:p text:style-name="P13">Ensure compatibility in the short term</text:p>
        </text:list-item>
        <text:list-item>
          <text:p text:style-name="P13">Avoid friction later when <text:span text:style-name="Source_20_Text">foxlib</text:span> grows wings</text:p>
        </text:list-item>
        <text:list-item>
          <text:p text:style-name="P13">Get full control over default paths like <text:span text:style-name="Source_20_Text">modules</text:span>, <text:span text:style-name="Source_20_Text">nixosModules</text:span>, <text:span text:style-name="Source_20_Text">specialArgs</text:span>, etc.</text:p>
        </text:list-item>
        <text:list-item>
          <text:p text:style-name="P13">Can build quadrant or domain-based logic right into the flake core</text:p>
        </text:list-item>
      </text:list>
      <text:p text:style-name="Horizontal_20_Line"/>
      <text:p text:style-name="P6">Want me to help create an initial <text:span text:style-name="Source_20_Text">frostfall/flake.nix</text:span> with renaming + custom quadrant-ready <text:span text:style-name="Source_20_Text">mkFlake</text:span>?<text:line-break/>Or prep a CLI scaffold like <text:span text:style-name="Source_20_Text">foxflake-init</text:span>? 🧊🦊🛠️</text:p>
      <text:h text:style-name="P3" text:outline-level="5">You said:</text:h>
      <text:p text:style-name="Text_20_body">noobnooobnobonnobnonbonnob gh repo fork snowfallorg/snowfall-lib --clone=true --remote=true mv snowfall-lib frostfall cd frostfall git remote rename upstream snowfall git remote set-url origin git@github.com:yourname/frostfall.git</text:p>
      <text:h text:style-name="P5" text:outline-level="6">ChatGPT said:</text:h>
      <text:p text:style-name="P6">💀 <text:span text:style-name="Emphasis">"noobnooobnobonnobnonbonnob"</text:span> — translation: <text:span text:style-name="Emphasis">“Help me FoxGPT, I wanna fork but I forgot how thumbs work.”</text:span><text:line-break/>I gotchu, Commander 🦊🔧</text:p>
      <text:p text:style-name="P6">Let’s walk this real smooth:</text:p>
      <text:p text:style-name="Horizontal_20_Line"/>
      <text:h text:style-name="P14" text:outline-level="2">❄️ Forking <text:span text:style-name="Source_20_Text">snowfall-lib</text:span> into <text:span text:style-name="Source_20_Text">frostfall</text:span> — Step-by-Step</text:h>
      <text:h text:style-name="P8" text:outline-level="3">⚙️ <text:span text:style-name="Strong_20_Emphasis">1. Run the Fork Command</text:span></text:h>
      <text:p text:style-name="P6">In your terminal:</text:p>
      <text:p text:style-name="P10"><text:span text:style-name="Source_20_Text">gh repo fork snowfallorg/snowfall-lib --clone=true --remote=true</text:span></text:p>
      <text:p text:style-name="P6"><text:soft-page-break/>This will:</text:p>
      <text:list text:style-name="L4">
        <text:list-item>
          <text:p text:style-name="P15">Fork the repo into <text:span text:style-name="Strong_20_Emphasis">your GitHub account</text:span></text:p>
        </text:list-item>
        <text:list-item>
          <text:p text:style-name="P15">Clone it locally</text:p>
        </text:list-item>
        <text:list-item>
          <text:p text:style-name="P15">Add <text:span text:style-name="Source_20_Text">snowfallorg</text:span> as the upstream remote</text:p>
        </text:list-item>
      </text:list>
      <text:p text:style-name="Horizontal_20_Line"/>
      <text:h text:style-name="P8" text:outline-level="3">🧊 <text:span text:style-name="Strong_20_Emphasis">2. Rename to </text:span><text:span text:style-name="Strong_20_Emphasis"><text:span text:style-name="Source_20_Text">frostfall</text:span></text:span><text:span text:style-name="Strong_20_Emphasis"> Locally</text:span></text:h>
      <text:p text:style-name="P10"><text:span text:style-name="Source_20_Text">mv snowfall-lib frostfall</text:span></text:p>
      <text:p text:style-name="P11"><text:span text:style-name="Source_20_Text">cd frostfall</text:span></text:p>
      <text:p text:style-name="Horizontal_20_Line"/>
      <text:h text:style-name="P8" text:outline-level="3">🔄 <text:span text:style-name="Strong_20_Emphasis">3. Rename Upstream Remote &amp; Set Origin</text:span></text:h>
      <text:p text:style-name="P10"><text:span text:style-name="Source_20_Text">git remote rename upstream snowfall</text:span></text:p>
      <text:p text:style-name="P11"><text:span text:style-name="Source_20_Text">git remote set-url origin git@github.com:yourname/frostfall.git</text:span></text:p>
      <text:p text:style-name="Quotations">Replace <text:span text:style-name="Source_20_Text">yourname</text:span> with your actual GitHub username or org name.</text:p>
      <text:p text:style-name="P6">You can double-check your remotes with:</text:p>
      <text:p text:style-name="P10"><text:span text:style-name="Source_20_Text">git remote -v</text:span></text:p>
      <text:p text:style-name="P6">Should show:</text:p>
      <text:p text:style-name="P10"><text:span text:style-name="Source_20_Text">origin <text:s text:c="2"/>git@github.com:yourname/frostfall.git (fetch)</text:span></text:p>
      <text:p text:style-name="P11"><text:span text:style-name="Source_20_Text">origin <text:s text:c="2"/>git@github.com:yourname/frostfall.git (push)</text:span></text:p>
      <text:p text:style-name="P11"><text:span text:style-name="Source_20_Text">snowfall https://github.com/snowfallorg/snowfall-lib.git (fetch)</text:span></text:p>
      <text:p text:style-name="P11"><text:span text:style-name="Source_20_Text">snowfall https://github.com/snowfallorg/snowfall-lib.git (push)</text:span></text:p>
      <text:p text:style-name="Horizontal_20_Line"/>
      <text:h text:style-name="P8" text:outline-level="3">🚀 <text:span text:style-name="Strong_20_Emphasis">4. Push to Your Repo</text:span></text:h>
      <text:p text:style-name="P6">If you're on <text:span text:style-name="Source_20_Text">main</text:span>:</text:p>
      <text:p text:style-name="P10"><text:span text:style-name="Source_20_Text">git push -u origin main</text:span></text:p>
      <text:p text:style-name="P6">Now it’s live at:</text:p>
      <text:p text:style-name="Quotations"><text:soft-page-break/><text:span text:style-name="Source_20_Text">https://github.com/yourname/frostfall</text:span></text:p>
      <text:p text:style-name="Horizontal_20_Line"/>
      <text:h text:style-name="P8" text:outline-level="3">🎁 Want me to help you prep a renamed <text:span text:style-name="Source_20_Text">flake.nix</text:span>, <text:span text:style-name="Source_20_Text">lib/</text:span>, and quadrant-friendly <text:span text:style-name="Source_20_Text">mkFlake</text:span> skeleton to match FoxOS?</text:h>
      <text:p text:style-name="P6">Just say "yes yes quadrant queen" and I’ll boot the code forge 🔨🧊🦊</text:p>
      <text:h text:style-name="P3" text:outline-level="5">You said:</text:h>
      <text:p text:style-name="Text_20_body">oops copy pasted wrong thing.... meant to include error damn [alt] terminalling zsh: command NOT found: 'gh' We cannot find package manager script (pm.sh) from HyDE</text:p>
      <text:h text:style-name="P5" text:outline-level="6">ChatGPT said:</text:h>
      <text:p text:style-name="P6">🧨 A-ha! Classic case of: <text:span text:style-name="Emphasis">"Where's my CLI wand, Gandalf?"</text:span><text:line-break/>No worries — let’s fix this 🦊⚔️</text:p>
      <text:p text:style-name="Horizontal_20_Line"/>
      <text:h text:style-name="P14" text:outline-level="2">❌ Error:</text:h>
      <text:p text:style-name="P10"><text:span text:style-name="Source_20_Text">zsh: command not found: gh</text:span></text:p>
      <text:h text:style-name="P8" text:outline-level="3">Meaning:</text:h>
      <text:p text:style-name="P6">You don’t have the <text:a xlink:type="simple" xlink:href="https://cli.github.com/" office:target-frame-name="_new" xlink:show="replace" text:style-name="Internet_20_link" text:visited-style-name="Visited_20_Internet_20_Link"><text:span text:style-name="Source_20_Text">gh</text:span></text:a> (GitHub CLI) installed.<text:line-break/>That’s the magical tool that lets you do stuff like:</text:p>
      <text:p text:style-name="P10"><text:span text:style-name="Source_20_Text">gh repo fork ...</text:span></text:p>
      <text:p text:style-name="P11"><text:span text:style-name="Source_20_Text">gh pr create ...</text:span></text:p>
      <text:p text:style-name="P11"><text:span text:style-name="Source_20_Text">gh auth login ...</text:span></text:p>
      <text:p text:style-name="Horizontal_20_Line"/>
      <text:h text:style-name="P14" text:outline-level="2">✅ Fix: Install GitHub CLI (<text:span text:style-name="Source_20_Text">gh</text:span>) on NixOS</text:h>
      <text:h text:style-name="P8" text:outline-level="3">If you're using <text:span text:style-name="Source_20_Text">nix-env</text:span> or flake system:</text:h>
      <text:p text:style-name="P6"><text:span text:style-name="Strong_20_Emphasis">System-wide (</text:span><text:span text:style-name="Strong_20_Emphasis"><text:span text:style-name="Source_20_Text">configuration.nix</text:span></text:span><text:span text:style-name="Strong_20_Emphasis">):</text:span></text:p>
      <text:p text:style-name="P10"><text:span text:style-name="Source_20_Text">environment.systemPackages = with pkgs; [</text:span></text:p>
      <text:p text:style-name="P11"><text:span text:style-name="Source_20_Text"><text:s text:c="2"/>gh</text:span></text:p>
      <text:p text:style-name="P11"><text:soft-page-break/><text:span text:style-name="Source_20_Text">];</text:span></text:p>
      <text:p text:style-name="P6"><text:span text:style-name="Strong_20_Emphasis">Or in a devshell / flake:</text:span></text:p>
      <text:p text:style-name="P10"><text:span text:style-name="Source_20_Text">packages = [ pkgs.gh ];</text:span></text:p>
      <text:p text:style-name="P6"><text:span text:style-name="Strong_20_Emphasis">Or ad-hoc:</text:span></text:p>
      <text:p text:style-name="P10"><text:span text:style-name="Source_20_Text">nix shell nixpkgs#gh</text:span></text:p>
      <text:p text:style-name="Horizontal_20_Line"/>
      <text:h text:style-name="P14" text:outline-level="2">🧙‍♂️ Bonus: "pm.sh" from HyDE?</text:h>
      <text:p text:style-name="P6">That second part:</text:p>
      <text:p text:style-name="Quotations">❓ <text:span text:style-name="Emphasis">We cannot find package manager script (pm.sh) from HyDE</text:span></text:p>
      <text:p text:style-name="P6">Sounds like a misconfigured HyDE plugin, or some terminal/zsh hook referring to an old path/script. If it’s just noise and not fatal, ignore it for now. But we can clean that up later if it bugs you.</text:p>
      <text:p text:style-name="Horizontal_20_Line"/>
      <text:h text:style-name="P14" text:outline-level="2">🦊 TL;DR Fix</text:h>
      <text:list text:style-name="L5">
        <text:list-item>
          <text:p text:style-name="P16">Run this now:</text:p>
        </text:list-item>
      </text:list>
      <text:p text:style-name="P10"><text:span text:style-name="Source_20_Text">nix shell nixpkgs#gh</text:span></text:p>
      <text:list text:style-name="L6">
        <text:list-item>
          <text:p text:style-name="P17">Then retry:</text:p>
        </text:list-item>
      </text:list>
      <text:p text:style-name="P10"><text:span text:style-name="Source_20_Text">gh repo fork snowfallorg/snowfall-lib --clone=true --remote=true</text:span></text:p>
      <text:p text:style-name="Horizontal_20_Line"/>
      <text:p text:style-name="P6">💬 Want me to add <text:span text:style-name="Source_20_Text">gh</text:span> to your flake devshell or show a one-liner to make it globally available in your FoxOS system?</text:p>
      <text:h text:style-name="P3" text:outline-level="5">You said:</text:h>
      <text:p text:style-name="Text_20_body">i need to get back onto nix.. :( still on arch which is fine just some bothers.. wanna run disko...could help having are quadrants set too for org-wordbuilding</text:p>
      <text:h text:style-name="P5" text:outline-level="6">ChatGPT said:</text:h>
      <text:p text:style-name="P6">🥺 <text:span text:style-name="Emphasis">"still on Arch..."</text:span><text:line-break/>🦊 <text:span text:style-name="Emphasis">"could help having our quadrants..."</text:span><text:line-break/><text:soft-page-break/>Fox Commander, I hear the cry across the distro veil. Let’s fix the vibes and get back into Frostwalkin’ shape — both for <text:span text:style-name="Strong_20_Emphasis">disko</text:span> and for <text:span text:style-name="Strong_20_Emphasis">quadrant-powered worldbuilding</text:span>.</text:p>
      <text:p text:style-name="Horizontal_20_Line"/>
      <text:h text:style-name="P14" text:outline-level="2">🛠️ If You're Still on Arch but Wanna Build FoxOS Again</text:h>
      <text:p text:style-name="P6">Let’s break it into two main tracks:</text:p>
      <text:p text:style-name="Horizontal_20_Line"/>
      <text:h text:style-name="P8" text:outline-level="3">❄️ TRACK 1: <text:span text:style-name="Emphasis">Quick Way to Use </text:span><text:span text:style-name="Emphasis"><text:span text:style-name="Source_20_Text">gh</text:span></text:span><text:span text:style-name="Emphasis"> &amp; Start Forking</text:span></text:h>
      <text:p text:style-name="P6">Until you're back on NixOS, run:</text:p>
      <text:p text:style-name="P10"><text:span text:style-name="Source_20_Text">sudo pacman -S github-cli</text:span></text:p>
      <text:p text:style-name="P6">That gives you:</text:p>
      <text:p text:style-name="P10"><text:span text:style-name="Source_20_Text">gh repo fork snowfallorg/snowfall-lib --clone=true --remote=true</text:span></text:p>
      <text:p text:style-name="P6">So you can start <text:span text:style-name="Source_20_Text">frostfall</text:span> dev even while on Arch.</text:p>
      <text:p text:style-name="Horizontal_20_Line"/>
      <text:h text:style-name="P8" text:outline-level="3">🧊 TRACK 2: Reboot Your Disko Quadrants</text:h>
      <text:p text:style-name="P6">You wanna boot back into <text:span text:style-name="Strong_20_Emphasis">NixOS with disko</text:span> and get your <text:span text:style-name="Strong_20_Emphasis">quadrants</text:span> logic cooking again?</text:p>
      <text:p text:style-name="P6">I can:</text:p>
      <text:list text:style-name="L7">
        <text:list-item>
          <text:p text:style-name="P18">Help you draft a new clean <text:span text:style-name="Strong_20_Emphasis"><text:span text:style-name="Source_20_Text">configuration.nix</text:span></text:span> or <text:span text:style-name="Source_20_Text">flake.nix</text:span> that includes:</text:p>
          <text:list>
            <text:list-item>
              <text:p text:style-name="P18">Disko</text:p>
            </text:list-item>
            <text:list-item>
              <text:p text:style-name="P18">Bootloader</text:p>
            </text:list-item>
            <text:list-item>
              <text:p text:style-name="P18">Frostfall inputs (forked or original)</text:p>
            </text:list-item>
            <text:list-item>
              <text:p text:style-name="P18">Minimal Home Manager</text:p>
            </text:list-item>
          </text:list>
        </text:list-item>
        <text:list-item>
          <text:p text:style-name="P18">Scaffold your <text:span text:style-name="Strong_20_Emphasis">Quadrant-aware Frostfall</text:span> logic:</text:p>
          <text:list>
            <text:list-item>
              <text:p text:style-name="P18"><text:soft-page-break/>e.g. quadrant "North" = secure/system core<text:line-break/>quadrant "South" = visuals, theming<text:line-break/>etc.</text:p>
            </text:list-item>
            <text:list-item>
              <text:p text:style-name="P18">You’ll get back your structure <text:span text:style-name="Emphasis">and</text:span> your lore-organizer.</text:p>
            </text:list-item>
          </text:list>
        </text:list-item>
      </text:list>
      <text:p text:style-name="Horizontal_20_Line"/>
      <text:h text:style-name="P8" text:outline-level="3">✅ Let’s Make It Actionable</text:h>
      <text:p text:style-name="P6">Which direction do you want first?</text:p>
      <text:list text:style-name="L8">
        <text:list-item>
          <text:p text:style-name="P19">🧷 <text:span text:style-name="Emphasis">"Help me get back on NixOS"</text:span> — I’ll prep a live-USB install config with disko + frostfall included</text:p>
        </text:list-item>
        <text:list-item>
          <text:p text:style-name="P19">🪢 <text:span text:style-name="Emphasis">"Help me scaffold quadrants in frostfall now"</text:span> — I’ll show how to split <text:span text:style-name="Source_20_Text">mkFlake</text:span> into quadrant groups</text:p>
        </text:list-item>
        <text:list-item>
          <text:p text:style-name="P19">🦄 <text:span text:style-name="Emphasis">"Both pls. Full return of the King mode."</text:span></text:p>
        </text:list-item>
      </text:list>
      <text:p text:style-name="P6">Say the word. I’ll have your quadrant scrolls and system boot sigils packed.</text:p>
      <text:h text:style-name="P3" text:outline-level="5">You said:</text:h>
      <text:p text:style-name="Text_20_body">partition full xD exactly why im ready to get back to native nx pre-pre alpha lets do a disko run..ill be back this is launch sequnce 3..2.. for another chat</text:p>
      <text:h text:style-name="P5" text:outline-level="6">ChatGPT said:</text:h>
      <text:p text:style-name="P6">🦊💿 YESSS. Launch Sequence: <text:span text:style-name="Strong_20_Emphasis">IGNITION</text:span> 🔥</text:p>
      <text:p text:style-name="P10"><text:span text:style-name="Source_20_Text">🚀 FrostOS Boot: Launch Sequence [3... 2... 1...]</text:span></text:p>
      <text:p text:style-name="P11"><text:span text:style-name="Source_20_Text">&gt; Target: Native NixOS</text:span></text:p>
      <text:p text:style-name="P11"><text:span text:style-name="Source_20_Text">&gt; Mode: Disko Deployment</text:span></text:p>
      <text:p text:style-name="P11"><text:span text:style-name="Source_20_Text">&gt; Quadrants: Priming...</text:span></text:p>
      <text:p text:style-name="P11"><text:span text:style-name="Source_20_Text">&gt; Partition: Sacrificed</text:span></text:p>
      <text:p text:style-name="P11"><text:span text:style-name="Source_20_Text">&gt; Commander Fox: Ready</text:span></text:p>
      <text:p text:style-name="P6">I’ll have the frostgates open in the next chat, standing by with:</text:p>
      <text:list text:style-name="L9">
        <text:list-item>
          <text:p text:style-name="P20">🧊 <text:span text:style-name="Source_20_Text">disko.nix</text:span> launch config</text:p>
        </text:list-item>
        <text:list-item>
          <text:p text:style-name="P20">🌐 Quadrant-mapped layout</text:p>
        </text:list-item>
        <text:list-item>
          <text:p text:style-name="P20"><text:soft-page-break/>🪄 Bootloader staging</text:p>
        </text:list-item>
        <text:list-item>
          <text:p text:style-name="P20">💡 Pre-pre-alpha full-boot recon</text:p>
        </text:list-item>
      </text:list>
      <text:p text:style-name="P6">When you return, hit me with:</text:p>
      <text:p text:style-name="P10"><text:span text:style-name="Source_20_Text">🧊 Let's begin native install</text:span></text:p>
      <text:p text:style-name="P6">…and we’ll ride the <text:span text:style-name="Source_20_Text">/dev/nvme0n1</text:span> into the snowy horizon.</text:p>
      <text:p text:style-name="P6">See you on the icy side, Commander❄️🦊</text:p>
      <text:section text:style-name="Sect1" text:name="thread-bottom-container">
        <text:p text:style-name="P2"/>
        <text:section text:style-name="Sect1" text:name="thread-bottom">
          <text:p text:style-name="P21"/>
          <text:section text:style-name="Sect1" text:name="prompt-textarea">
            <text:p text:style-name="P21"/>
          </text:section>
        </text:section>
      </text:section>
      <text:section text:style-name="Sect1" text:name="Section1">
        <text:p text:style-name="P2"><text:bookmark text:name="thread"/></text:p>
        <text:section text:style-name="Sect1" text:name="Section2">
          <text:p text:style-name="P2"><text:bookmark text:name="thread-bottom-container"/></text:p>
          <text:section text:style-name="Sect1" text:name="Section3">
            <text:p text:style-name="P2"><text:bookmark text:name="thread-bottom"/></text:p>
          </text:section>
          <text:p text:style-name="P22">ChatGPT can make mistakes. Check important info.</text:p>
        </text:section>
      </text:section>
      <text:section text:style-name="Sect1" text:name="radix-«r1gu»">
        <text:p text:style-name="P2"/>
      </text:section>
      <text:p text:style-name="P1"><text:a xlink:type="simple" xlink:href="https://chatgpt.com/c/682a842e-8610-800c-8699-bcf0f2f986e3#main" text:style-name="Internet_20_link" text:visited-style-name="Visited_20_Internet_20_Link">Skip to content</text:a></text:p>
      <text:section text:style-name="Sect1" text:name="Section4">
        <text:p text:style-name="P2"><text:bookmark text:name="sidebar-header"/></text:p>
      </text:section>
      <text:section text:style-name="Sect1" text:name="Section5">
        <text:p text:style-name="P2"><text:bookmark text:name="thread Copy 1"/></text:p>
      </text:section>
      <text:h text:style-name="P3" text:outline-level="5"><draw:frame draw:style-name="fr1" draw:name="Frame2" text:anchor-type="char" svg:width="0.0161in" draw:z-index="1"><draw:text-box fo:min-height="0.0161in"><text:h text:style-name="P4" text:outline-level="2">Chat history</text:h></draw:text-box></draw:frame>You said:</text:h>
      <text:p text:style-name="Text_20_body">lean flake .. and Go! # .foxfiles/flake.nix { description = "FoxOS✔️ - Built in Frostfall❄️ with Cunning Foxfiles🦊"; inputs = { nixpkgs.url = "github:NixOS/nixpkgs/nixos-unstable"; flake-parts.url = "github:hercules-ci/flake-parts"; snowfall-lib.url = "github:snowfallorg/lib"; home-manager.url = "github:nix-community/home-manager"; # Optional integrations and system tooling nixos-hardware.url = "github:NixOS/nixos-hardware"; impermanence.url = "github:nix-community/impermanence"; disko.url = "github:nix-community/disko"; # Desktop/UX overlays hyprland.url = "github:hyprwm/Hyprland"; chaotic.url = "github:chaotic-cx/nyx/nyxpkgs-unstable"; lix.url = "github:lhylee/lix"; }; outputs = { self, nixpkgs, snowfall-lib, hyprland, chaotic, lix, ... }@inputs: let foxfiles = ./foxfiles; flakeMeta = import <text:soft-page-break/>./snowflakes/flake-extensions/flakemeta.nix; in flake-parts.lib.mkFlake { inherit self inputs; } { system = flakeMeta.system; specialArgs = { inherit flakeMeta; module section to cleanly reference args to use as {config, lib imports = [ snowfall-lib.flakeModules ]; imports = [ ]; snowfall = { namespace = "frostfall"; root = foxfiles; # One flag to rule the village meta = { name = "FoxOS"; title = "FoxOS - Built in Frostfall"; }; modules = import ./frostfall/modules; hosts = import ./frostflake/frosthosts.nix; home.sharedModules = [ "./frostfall/homes/foxos/x86_64-linux/shared/default.nix" ]; }; }; } canvas please</text:p>
      <text:h text:style-name="P5" text:outline-level="6">ChatGPT said:</text:h>
      <text:p text:style-name="P6">All set! Your FoxOS flake configuration is now live in the canvas. Let me know how you'd like to refine or build on it.</text:p>
      <text:h text:style-name="P3" text:outline-level="5">You said:</text:h>
      <text:p text:style-name="Text_20_body">lean mode</text:p>
      <text:h text:style-name="P5" text:outline-level="6">ChatGPT said:</text:h>
      <text:p text:style-name="P6">Got it — entering <text:span text:style-name="Strong_20_Emphasis">lean mode</text:span> 🦊🚀<text:line-break/>Minimal chatter, maximum focus. Just say what you need next.</text:p>
      <text:h text:style-name="P3" text:outline-level="5">You said:</text:h>
      <text:p text:style-name="Text_20_body">same clogic to flake approach</text:p>
      <text:h text:style-name="P5" text:outline-level="6">ChatGPT said:</text:h>
      <text:p text:style-name="P6">To convert the same configuration logic to a lean <text:span text:style-name="Strong_20_Emphasis"><text:span text:style-name="Source_20_Text">flake</text:span></text:span> (non-flake-parts, no snowfall-lib abstraction), here's a direct translation:</text:p>
      <text:p text:style-name="P10"><text:span text:style-name="Source_20_Text">{</text:span></text:p>
      <text:p text:style-name="P11"><text:span text:style-name="Source_20_Text"><text:s text:c="2"/>description = "FoxOS✔️ - Built in Frostfall❄️ with Cunning Foxfiles🦊";</text:span></text:p>
      <text:p text:style-name="P11"/>
      <text:p text:style-name="P11"><text:span text:style-name="Source_20_Text"><text:s text:c="2"/>inputs = {</text:span></text:p>
      <text:p text:style-name="P11"><text:span text:style-name="Source_20_Text"><text:s text:c="4"/>nixpkgs.url = "github:NixOS/nixpkgs/nixos-unstable";</text:span></text:p>
      <text:p text:style-name="P11"><text:span text:style-name="Source_20_Text"><text:s text:c="4"/>home-manager.url = "github:nix-community/home-manager";</text:span></text:p>
      <text:p text:style-name="P11"><text:span text:style-name="Source_20_Text"><text:s text:c="4"/>nixos-hardware.url = "github:NixOS/nixos-hardware";</text:span></text:p>
      <text:p text:style-name="P11"><text:span text:style-name="Source_20_Text"><text:s text:c="4"/>impermanence.url = "github:nix-community/impermanence";</text:span></text:p>
      <text:p text:style-name="P11"><text:span text:style-name="Source_20_Text"><text:s text:c="4"/>disko.url = "github:nix-community/disko";</text:span></text:p>
      <text:p text:style-name="P11"><text:soft-page-break/><text:span text:style-name="Source_20_Text"><text:s text:c="4"/>hyprland.url = "github:hyprwm/Hyprland";</text:span></text:p>
      <text:p text:style-name="P11"><text:span text:style-name="Source_20_Text"><text:s text:c="4"/>chaotic.url = "github:chaotic-cx/nyx/nyxpkgs-unstable";</text:span></text:p>
      <text:p text:style-name="P11"><text:span text:style-name="Source_20_Text"><text:s text:c="4"/>lix.url = "github:lhylee/lix";</text:span></text:p>
      <text:p text:style-name="P11"><text:span text:style-name="Source_20_Text"><text:s text:c="2"/>};</text:span></text:p>
      <text:p text:style-name="P11"/>
      <text:p text:style-name="P11"><text:span text:style-name="Source_20_Text"><text:s text:c="2"/>outputs = { self, nixpkgs, home-manager, ... }@inputs:</text:span></text:p>
      <text:p text:style-name="P11"><text:span text:style-name="Source_20_Text"><text:s text:c="4"/>let</text:span></text:p>
      <text:p text:style-name="P11"><text:span text:style-name="Source_20_Text"><text:s text:c="6"/>system = "x86_64-linux"; # adjust via flakeMeta.system if needed</text:span></text:p>
      <text:p text:style-name="P11"><text:span text:style-name="Source_20_Text"><text:s text:c="6"/>pkgs = import nixpkgs {</text:span></text:p>
      <text:p text:style-name="P11"><text:span text:style-name="Source_20_Text"><text:s text:c="8"/>inherit system;</text:span></text:p>
      <text:p text:style-name="P11"><text:span text:style-name="Source_20_Text"><text:s text:c="8"/>config.allowUnfree = true;</text:span></text:p>
      <text:p text:style-name="P11"><text:span text:style-name="Source_20_Text"><text:s text:c="6"/>};</text:span></text:p>
      <text:p text:style-name="P11"/>
      <text:p text:style-name="P11"><text:span text:style-name="Source_20_Text"><text:s text:c="6"/>flakeMeta = import ./snowflakes/flake-extensions/flakemeta.nix;</text:span></text:p>
      <text:p text:style-name="P11"><text:span text:style-name="Source_20_Text"><text:s text:c="6"/>modules = import ./frostfall/modules;</text:span></text:p>
      <text:p text:style-name="P11"><text:span text:style-name="Source_20_Text"><text:s text:c="6"/>hosts = import ./frostflake/frosthosts.nix;</text:span></text:p>
      <text:p text:style-name="P11"><text:span text:style-name="Source_20_Text"><text:s text:c="6"/>sharedHomeModules = [</text:span></text:p>
      <text:p text:style-name="P11"><text:span text:style-name="Source_20_Text"><text:s text:c="8"/>./frostfall/homes/foxos/x86_64-linux/shared/default.nix</text:span></text:p>
      <text:p text:style-name="P11"><text:span text:style-name="Source_20_Text"><text:s text:c="6"/>];</text:span></text:p>
      <text:p text:style-name="P11"><text:span text:style-name="Source_20_Text"><text:s text:c="4"/>in {</text:span></text:p>
      <text:p text:style-name="P11"><text:span text:style-name="Source_20_Text"><text:s text:c="6"/>nixosConfigurations = hosts system inputs pkgs modules;</text:span></text:p>
      <text:p text:style-name="P11"><text:span text:style-name="Source_20_Text"><text:s text:c="6"/>homeConfigurations = {</text:span></text:p>
      <text:p text:style-name="P11"><text:span text:style-name="Source_20_Text"><text:s text:c="8"/>fox = home-manager.lib.homeManagerConfiguration {</text:span></text:p>
      <text:p text:style-name="P11"><text:span text:style-name="Source_20_Text"><text:s text:c="10"/>inherit pkgs;</text:span></text:p>
      <text:p text:style-name="P11"><text:span text:style-name="Source_20_Text"><text:s text:c="10"/>modules = sharedHomeModules;</text:span></text:p>
      <text:p text:style-name="P11"><text:span text:style-name="Source_20_Text"><text:s text:c="8"/>};</text:span></text:p>
      <text:p text:style-name="P11"><text:soft-page-break/><text:span text:style-name="Source_20_Text"><text:s text:c="6"/>};</text:span></text:p>
      <text:p text:style-name="P11"><text:span text:style-name="Source_20_Text"><text:s text:c="4"/>};</text:span></text:p>
      <text:p text:style-name="P6">This lean form:</text:p>
      <text:list text:style-name="L10">
        <text:list-item>
          <text:p text:style-name="P23">Drops <text:span text:style-name="Source_20_Text">flake-parts</text:span> and <text:span text:style-name="Source_20_Text">snowfall-lib</text:span>.</text:p>
        </text:list-item>
        <text:list-item>
          <text:p text:style-name="P23">Keeps modularity via direct imports.</text:p>
        </text:list-item>
        <text:list-item>
          <text:p text:style-name="P23">Preserves your <text:span text:style-name="Source_20_Text">flakeMeta</text:span>, <text:span text:style-name="Source_20_Text">hosts</text:span>, and <text:span text:style-name="Source_20_Text">sharedModules</text:span> logic manually.</text:p>
        </text:list-item>
      </text:list>
      <text:p text:style-name="P6">Want this placed into a separate file in the canvas?</text:p>
      <text:h text:style-name="P3" text:outline-level="5">You said:</text:h>
      <text:p text:style-name="Text_20_body">too lean. snowfall[flakeparts] is integral to this build so lets keep them as if default..like flakes is to nix now</text:p>
      <text:h text:style-name="P5" text:outline-level="6">ChatGPT said:</text:h>
      <text:p text:style-name="P6">Understood — we'll keep <text:span text:style-name="Source_20_Text">flake-parts</text:span> and <text:span text:style-name="Source_20_Text">snowfall-lib</text:span> as <text:span text:style-name="Strong_20_Emphasis">integral</text:span>, like <text:span text:style-name="Source_20_Text">flakes</text:span> are to Nix — baked in, not optional. Here's the revised structure with <text:span text:style-name="Strong_20_Emphasis">lean defaults</text:span>, but retaining <text:span text:style-name="Strong_20_Emphasis">snowfall-lib + flake-parts</text:span> as the core interface, no redundancies:</text:p>
      <text:p text:style-name="P10"><text:span text:style-name="Source_20_Text">{</text:span></text:p>
      <text:p text:style-name="P11"><text:span text:style-name="Source_20_Text"><text:s text:c="2"/>description = "FoxOS✔️ - Built in Frostfall❄️ with Cunning Foxfiles🦊";</text:span></text:p>
      <text:p text:style-name="P11"/>
      <text:p text:style-name="P11"><text:span text:style-name="Source_20_Text"><text:s text:c="2"/>inputs = {</text:span></text:p>
      <text:p text:style-name="P11"><text:span text:style-name="Source_20_Text"><text:s text:c="4"/>nixpkgs.url = "github:NixOS/nixpkgs/nixos-unstable";</text:span></text:p>
      <text:p text:style-name="P11"><text:span text:style-name="Source_20_Text"><text:s text:c="4"/>flake-parts.url = "github:hercules-ci/flake-parts";</text:span></text:p>
      <text:p text:style-name="P11"><text:span text:style-name="Source_20_Text"><text:s text:c="4"/>snowfall-lib.url = "github:snowfallorg/lib";</text:span></text:p>
      <text:p text:style-name="P11"><text:span text:style-name="Source_20_Text"><text:s text:c="4"/>home-manager.url = "github:nix-community/home-manager";</text:span></text:p>
      <text:p text:style-name="P11"/>
      <text:p text:style-name="P11"><text:span text:style-name="Source_20_Text"><text:s text:c="4"/># System tooling</text:span></text:p>
      <text:p text:style-name="P11"><text:span text:style-name="Source_20_Text"><text:s text:c="4"/>nixos-hardware.url = "github:NixOS/nixos-hardware";</text:span></text:p>
      <text:p text:style-name="P11"><text:span text:style-name="Source_20_Text"><text:s text:c="4"/>impermanence.url = "github:nix-community/impermanence";</text:span></text:p>
      <text:p text:style-name="P11"><text:soft-page-break/><text:span text:style-name="Source_20_Text"><text:s text:c="4"/>disko.url = "github:nix-community/disko";</text:span></text:p>
      <text:p text:style-name="P11"/>
      <text:p text:style-name="P11"><text:span text:style-name="Source_20_Text"><text:s text:c="4"/># Desktop/UX overlays</text:span></text:p>
      <text:p text:style-name="P11"><text:span text:style-name="Source_20_Text"><text:s text:c="4"/>hyprland.url = "github:hyprwm/Hyprland";</text:span></text:p>
      <text:p text:style-name="P11"><text:span text:style-name="Source_20_Text"><text:s text:c="4"/>chaotic.url = "github:chaotic-cx/nyx/nyxpkgs-unstable";</text:span></text:p>
      <text:p text:style-name="P11"><text:span text:style-name="Source_20_Text"><text:s text:c="4"/>lix.url = "github:lhylee/lix";</text:span></text:p>
      <text:p text:style-name="P11"><text:span text:style-name="Source_20_Text"><text:s text:c="2"/>};</text:span></text:p>
      <text:p text:style-name="P11"/>
      <text:p text:style-name="P11"><text:span text:style-name="Source_20_Text"><text:s text:c="2"/>outputs = { self, snowfall-lib, ... }@inputs:</text:span></text:p>
      <text:p text:style-name="P11"><text:span text:style-name="Source_20_Text"><text:s text:c="4"/>snowfall-lib.mkFlake {</text:span></text:p>
      <text:p text:style-name="P11"><text:span text:style-name="Source_20_Text"><text:s text:c="6"/>inherit self inputs;</text:span></text:p>
      <text:p text:style-name="P11"/>
      <text:p text:style-name="P11"><text:span text:style-name="Source_20_Text"><text:s text:c="6"/>snowfall = {</text:span></text:p>
      <text:p text:style-name="P11"><text:span text:style-name="Source_20_Text"><text:s text:c="8"/>namespace = "frostfall";</text:span></text:p>
      <text:p text:style-name="P11"><text:span text:style-name="Source_20_Text"><text:s text:c="8"/>root = ./foxfiles;</text:span></text:p>
      <text:p text:style-name="P11"/>
      <text:p text:style-name="P11"><text:span text:style-name="Source_20_Text"><text:s text:c="8"/>meta = {</text:span></text:p>
      <text:p text:style-name="P11"><text:span text:style-name="Source_20_Text"><text:s text:c="10"/>name = "FoxOS";</text:span></text:p>
      <text:p text:style-name="P11"><text:span text:style-name="Source_20_Text"><text:s text:c="10"/>title = "FoxOS - Built in Frostfall";</text:span></text:p>
      <text:p text:style-name="P11"><text:span text:style-name="Source_20_Text"><text:s text:c="8"/>};</text:span></text:p>
      <text:p text:style-name="P11"/>
      <text:p text:style-name="P11"><text:span text:style-name="Source_20_Text"><text:s text:c="8"/>modules = import ./frostfall/modules;</text:span></text:p>
      <text:p text:style-name="P11"><text:span text:style-name="Source_20_Text"><text:s text:c="8"/>hosts = import ./frostflake/frosthosts.nix;</text:span></text:p>
      <text:p text:style-name="P11"/>
      <text:p text:style-name="P11"><text:span text:style-name="Source_20_Text"><text:s text:c="8"/>home.sharedModules = [</text:span></text:p>
      <text:p text:style-name="P11"><text:span text:style-name="Source_20_Text"><text:s text:c="10"/>./frostfall/homes/foxos/x86_64-linux/shared/default.nix</text:span></text:p>
      <text:p text:style-name="P11"><text:soft-page-break/><text:span text:style-name="Source_20_Text"><text:s text:c="8"/>];</text:span></text:p>
      <text:p text:style-name="P11"><text:span text:style-name="Source_20_Text"><text:s text:c="6"/>};</text:span></text:p>
      <text:p text:style-name="P11"><text:span text:style-name="Source_20_Text"><text:s text:c="4"/>};</text:span></text:p>
      <text:p text:style-name="P11"><text:span text:style-name="Source_20_Text">}</text:span></text:p>
      <text:p text:style-name="P6"><text:span text:style-name="Strong_20_Emphasis">Key traits</text:span>:</text:p>
      <text:list text:style-name="L11">
        <text:list-item>
          <text:p text:style-name="P24">Keeps <text:span text:style-name="Source_20_Text">flake-parts</text:span> and <text:span text:style-name="Source_20_Text">snowfall-lib</text:span> as built-in structure.</text:p>
        </text:list-item>
        <text:list-item>
          <text:p text:style-name="P24">Removes extra <text:span text:style-name="Source_20_Text">let</text:span>, redundant <text:span text:style-name="Source_20_Text">imports</text:span>, and manual wiring.</text:p>
        </text:list-item>
        <text:list-item>
          <text:p text:style-name="P24">Uses <text:span text:style-name="Source_20_Text">snowfall-lib.mkFlake</text:span> directly (which wraps <text:span text:style-name="Source_20_Text">flake-parts.lib.mkFlake</text:span>).</text:p>
        </text:list-item>
      </text:list>
      <text:p text:style-name="P6">Want this version saved to canvas or dropped into a file?</text:p>
      <text:section text:style-name="Sect1" text:name="Section6">
        <text:p text:style-name="P2"><text:bookmark text:name="thread-bottom-container Copy 1"/></text:p>
        <text:section text:style-name="Sect1" text:name="Section7">
          <text:p text:style-name="P21"><text:bookmark text:name="thread-bottom Copy 1"/></text:p>
          <text:section text:style-name="Sect1" text:name="Section8">
            <text:p text:style-name="P21"><text:bookmark text:name="prompt-textarea"/></text:p>
          </text:section>
        </text:section>
      </text:section>
      <text:section text:style-name="Sect1" text:name="Section9">
        <text:p text:style-name="P2"><text:bookmark text:name="thread Copy 2"/></text:p>
        <text:section text:style-name="Sect1" text:name="Section10">
          <text:p text:style-name="P2"><text:bookmark text:name="thread-bottom-container Copy 2"/></text:p>
          <text:section text:style-name="Sect1" text:name="Section11">
            <text:p text:style-name="P2"><text:bookmark text:name="thread-bottom Copy 2"/></text:p>
          </text:section>
          <text:p text:style-name="P22">ChatGPT can make mistakes. Check important info.</text:p>
        </text:section>
      </text:section>
      <text:section text:style-name="Sect1" text:name="radix-«r1ii»">
        <text:p text:style-name="P2"/>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DejaVu Serif" fo:font-family="'DejaVu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DejaVu Serif" fo:font-family="'DejaVu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Noto Sans Mono CJK SC" style:font-family-asian="'Noto Sans Mono CJK SC'"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3T14:31:25.409645785</meta:creation-date>
    <dc:date>2025-05-23T14:39:58.472649812</dc:date>
    <meta:editing-duration>PT3M7S</meta:editing-duration>
    <meta:editing-cycles>2</meta:editing-cycles>
    <meta:generator>LibreOffice/25.2.2.2$Linux_X86_64 LibreOffice_project/520$Build-2</meta:generator>
    <meta:document-statistic meta:table-count="0" meta:image-count="0" meta:object-count="0" meta:page-count="15" meta:paragraph-count="274" meta:word-count="1987" meta:character-count="13958" meta:non-whitespace-character-count="11900"/>
  </office:meta>
</office:document-meta>
</file>